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5.9771in" table:align="left"/>
    </style:style>
    <style:style style:name="Table1.A" style:family="table-column">
      <style:table-column-properties style:column-width="0.7681in"/>
    </style:style>
    <style:style style:name="Table1.B" style:family="table-column">
      <style:table-column-properties style:column-width="2.5021in"/>
    </style:style>
    <style:style style:name="Table1.C" style:family="table-column">
      <style:table-column-properties style:column-width="2.7069in"/>
    </style:style>
    <style:style style:name="Table1.A1" style:family="table-cell">
      <style:table-cell-properties style:vertical-align="middle" fo:padding="0.0194in" fo:border="none"/>
    </style:style>
    <style:style style:name="Table2" style:family="table">
      <style:table-properties style:width="5.0792in" table:align="left"/>
    </style:style>
    <style:style style:name="Table2.A" style:family="table-column">
      <style:table-column-properties style:column-width="0.8736in"/>
    </style:style>
    <style:style style:name="Table2.B" style:family="table-column">
      <style:table-column-properties style:column-width="1.9597in"/>
    </style:style>
    <style:style style:name="Table2.C" style:family="table-column">
      <style:table-column-properties style:column-width="2.2458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font-size="14pt" style:font-size-asian="14pt" style:font-size-complex="14pt"/>
    </style:style>
    <style:style style:name="P5" style:family="paragraph" style:parent-style-name="Text_20_body" style:list-style-name="L1">
      <style:text-properties fo:font-size="14pt" style:font-size-asian="14pt" style:font-size-complex="14pt"/>
    </style:style>
    <style:style style:name="P6" style:family="paragraph" style:parent-style-name="Text_20_body" style:list-style-name="L4">
      <style:text-properties fo:font-size="14pt" style:font-size-asian="14pt" style:font-size-complex="14pt"/>
    </style:style>
    <style:style style:name="P7" style:family="paragraph" style:parent-style-name="Standard">
      <style:text-properties fo:font-size="14pt" style:font-size-asian="14pt" style:font-size-complex="14pt"/>
    </style:style>
    <style:style style:name="P8" style:family="paragraph" style:parent-style-name="Horizontal_20_Line">
      <style:text-properties fo:font-size="14pt" style:font-size-asian="14pt" style:font-size-complex="14pt"/>
    </style:style>
    <style:style style:name="P9" style:family="paragraph" style:parent-style-name="Preformatted_20_Text">
      <style:paragraph-properties style:writing-mode="lr-tb"/>
    </style:style>
    <style:style style:name="P10" style:family="paragraph" style:parent-style-name="Preformatted_20_Text">
      <style:paragraph-properties style:writing-mode="lr-tb"/>
      <style:text-properties fo:font-size="14pt" style:font-size-asian="14pt" style:font-size-complex="14pt"/>
    </style:style>
    <style:style style:name="P11" style:family="paragraph" style:parent-style-name="Preformatted_20_Text">
      <style:paragraph-properties fo:margin-top="0in" fo:margin-bottom="0.1965in" loext:contextual-spacing="false" style:writing-mode="lr-tb"/>
    </style:style>
    <style:style style:name="P12" style:family="paragraph" style:parent-style-name="Table_20_Heading">
      <style:text-properties fo:font-size="14pt" style:font-size-asian="14pt" style:font-size-complex="14pt"/>
    </style:style>
    <style:style style:name="P13" style:family="paragraph" style:parent-style-name="Table_20_Contents">
      <style:text-properties fo:font-size="14pt" style:font-size-asian="14pt" style:font-size-complex="14pt"/>
    </style:style>
    <style:style style:name="T1" style:family="text">
      <style:text-properties fo:font-size="13pt" style:font-size-asian="13pt" style:font-size-complex="13pt"/>
    </style:style>
    <style:style style:name="T2" style:family="text">
      <style:text-properties fo:font-size="14pt" style:font-size-asian="14pt" style:font-size-complex="14pt"/>
    </style:style>
    <style:style style:name="T3" style:family="text">
      <style:text-properties fo:font-size="22pt" style:font-size-asian="22pt" style:font-size-complex="22pt"/>
    </style:style>
    <style:style style:name="T4" style:family="text">
      <style:text-properties fo:color="#c9211e" fo:font-size="22pt" style:font-size-asian="22pt" style:font-size-complex="22pt"/>
    </style:style>
    <style:style style:name="T5" style:family="text">
      <style:text-properties fo:color="#5b277d"/>
    </style:style>
    <style:style style:name="T6" style:family="text">
      <style:text-properties fo:color="#5b277d" fo:font-size="14pt" style:font-size-asian="14pt" style:font-size-complex="14pt"/>
    </style:style>
    <style:style style:name="T7" style:family="text">
      <style:text-properties fo:color="#5b277d" fo:font-size="16pt" style:font-size-asian="16pt" style:font-size-complex="16pt"/>
    </style:style>
    <style:style style:name="T8" style:family="text">
      <style:text-properties fo:color="#5b277d" fo:font-size="18pt" style:font-size-asian="18pt" style:font-size-complex="18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2"><text:s text:c="9"/></text:span><text:span text:style-name="T4"><text:s text:c="2"/>🔄 </text:span><text:span text:style-name="Strong_20_Emphasis"><text:span text:style-name="T4">Definition of Type Conversion </text:span></text:span><text:span text:style-name="Strong_20_Emphasis"><text:span text:style-name="T2"><text:s text:c="2"/></text:span></text:span></text:h>
      <text:p text:style-name="Text_20_body"><text:span text:style-name="Strong_20_Emphasis"><text:span text:style-name="T2">Type conversion</text:span></text:span><text:span text:style-name="T2"> in Python refers to the process of changing the data type of a variable or value from one type to another. This transformation allows data to be treated differently based on the context of its use. Type conversion is necessary when variables of different types need to be operated on together or when data is received in one format but must be processed or output in another. Python performs type conversion in two ways: </text:span><text:span text:style-name="Strong_20_Emphasis"><text:span text:style-name="T2">implicitly (automatically)</text:span></text:span><text:span text:style-name="T2"> or </text:span><text:span text:style-name="Strong_20_Emphasis"><text:span text:style-name="T2">explicitly (manually by the programmer)</text:span></text:span><text:span text:style-name="T2">.</text:span></text:p>
      <text:p text:style-name="Text_20_body"><text:span text:style-name="T2">This allows Python to handle operations involving </text:span><text:span text:style-name="Strong_20_Emphasis"><text:span text:style-name="T2">integers, floating-point numbers, strings, booleans, lists, tuples, sets, and dictionaries</text:span></text:span><text:span text:style-name="T2"> with flexibility, enhancing interoperability and minimizing type errors.</text:span></text:p>
      <text:p text:style-name="P8"/>
      <text:h text:style-name="Heading_20_2" text:outline-level="2"><text:span text:style-name="T7">1️⃣ </text:span><text:span text:style-name="Strong_20_Emphasis"><text:span text:style-name="T7">Implicit Type Conversion (Automatic)</text:span></text:span></text:h>
      <text:h text:style-name="Heading_20_3" text:outline-level="3"><text:span text:style-name="T2">✅ </text:span><text:span text:style-name="Strong_20_Emphasis"><text:span text:style-name="T2">Definition </text:span></text:span></text:h>
      <text:p text:style-name="Text_20_body"><text:span text:style-name="Strong_20_Emphasis"><text:span text:style-name="T2">Implicit type conversion</text:span></text:span><text:span text:style-name="T2">, also known as </text:span><text:span text:style-name="Strong_20_Emphasis"><text:span text:style-name="T2">automatic type conversion</text:span></text:span><text:span text:style-name="T2">, is a process in which Python </text:span><text:span text:style-name="Strong_20_Emphasis"><text:span text:style-name="T2">automatically converts</text:span></text:span><text:span text:style-name="T2"> one data type to another during the execution of an operation or expression, without requiring explicit instructions from the programmer. Python promotes smaller data types to larger data types when necessary, ensuring that no data is lost during the conversion.</text:span></text:p>
      <text:p text:style-name="P4">This behavior is especially useful when combining different types in an arithmetic operation or when a result requires a more precise data type.</text:p>
      <text:h text:style-name="Heading_20_3" text:outline-level="3"><text:span text:style-name="T2">🧬 </text:span><text:span text:style-name="Strong_20_Emphasis"><text:span text:style-name="T2">Syntax:</text:span></text:span></text:h>
      <text:p text:style-name="P4">No specific syntax; Python handles it internally.</text:p>
      <text:h text:style-name="Heading_20_3" text:outline-level="3"><text:span text:style-name="T2">📌 </text:span><text:span text:style-name="Strong_20_Emphasis"><text:span text:style-name="T2">Examples:</text:span></text:span></text:h>
      <text:p text:style-name="P9"><text:span text:style-name="Source_20_Text"><text:span text:style-name="T2"># Example 1: Adding int and float</text:span></text:span></text:p>
      <text:p text:style-name="P9"><text:span text:style-name="Source_20_Text"><text:span text:style-name="T2">a = 7 <text:s text:c="6"/># Integer</text:span></text:span></text:p>
      <text:p text:style-name="P9"><text:span text:style-name="Source_20_Text"><text:span text:style-name="T2">b = 3.5 <text:s text:c="4"/># Float</text:span></text:span></text:p>
      <text:p text:style-name="P10"/>
      <text:p text:style-name="P9"><text:span text:style-name="Source_20_Text"><text:span text:style-name="T2">c = a + b <text:s text:c="2"/># 'a' is implicitly converted to float</text:span></text:span></text:p>
      <text:p text:style-name="P9"><text:span text:style-name="Source_20_Text"><text:span text:style-name="T2">print(c) <text:s text:c="3"/># Output: 10.5</text:span></text:span></text:p>
      <text:p text:style-name="P9"><text:span text:style-name="Source_20_Text"><text:span text:style-name="T2">print(type(c)) <text:s/># Output: &lt;class 'float'&gt;</text:span></text:span></text:p>
      <text:p text:style-name="P10"/>
      <text:p text:style-name="P9"><text:soft-page-break/><text:span text:style-name="Source_20_Text"><text:span text:style-name="T2"># Example 2: Boolean to integer</text:span></text:span></text:p>
      <text:p text:style-name="P9"><text:span text:style-name="Source_20_Text"><text:span text:style-name="T2">x = True <text:s text:c="3"/># Boolean</text:span></text:span></text:p>
      <text:p text:style-name="P9"><text:span text:style-name="Source_20_Text"><text:span text:style-name="T2">y = 2 + x <text:s text:c="2"/># True is implicitly converted to 1</text:span></text:span></text:p>
      <text:p text:style-name="P11"><text:span text:style-name="Source_20_Text"><text:span text:style-name="T2">print(y) <text:s text:c="3"/># Output: 3</text:span></text:span></text:p>
      <text:h text:style-name="Heading_20_3" text:outline-level="3"><text:span text:style-name="T2">📘 </text:span><text:span text:style-name="Strong_20_Emphasis"><text:span text:style-name="T2">Notes:</text:span></text:span></text:h>
      <text:list xml:id="list2241751851" text:style-name="L1">
        <text:list-item>
          <text:p text:style-name="P1"><text:span text:style-name="Source_20_Text"><text:span text:style-name="T2">int</text:span></text:span><text:span text:style-name="T2"> can be promoted to </text:span><text:span text:style-name="Source_20_Text"><text:span text:style-name="T2">float</text:span></text:span><text:span text:style-name="T2">, but not vice versa.</text:span></text:p>
        </text:list-item>
        <text:list-item>
          <text:p text:style-name="P5">Python handles implicit conversion conservatively to avoid data loss.</text:p>
        </text:list-item>
      </text:list>
      <text:p text:style-name="P8"/>
      <text:h text:style-name="Heading_20_2" text:outline-level="2"><text:span text:style-name="T7">2️⃣ </text:span><text:span text:style-name="Strong_20_Emphasis"><text:span text:style-name="T7">Explicit Type Conversion (Type Casting)</text:span></text:span></text:h>
      <text:h text:style-name="Heading_20_3" text:outline-level="3"><text:span text:style-name="T2">✅ </text:span><text:span text:style-name="Strong_20_Emphasis"><text:span text:style-name="T2">Definition </text:span></text:span></text:h>
      <text:p text:style-name="Text_20_body"><text:span text:style-name="Strong_20_Emphasis"><text:span text:style-name="T2">Explicit type conversion</text:span></text:span><text:span text:style-name="T2">, also called </text:span><text:span text:style-name="Strong_20_Emphasis"><text:span text:style-name="T2">type casting</text:span></text:span><text:span text:style-name="T2">, is a process where the programmer </text:span><text:span text:style-name="Strong_20_Emphasis"><text:span text:style-name="T2">manually changes the data type</text:span></text:span><text:span text:style-name="T2"> of a variable or value using built-in Python functions. This is often necessary when Python does not perform an automatic conversion or when you require the data in a specific format. Explicit type conversion is powerful but must be used cautiously to avoid runtime errors (like converting a string with letters to an integer).</text:span></text:p>
      <text:p text:style-name="P4">Explicit type casting is widely used in real-world scenarios such as converting string inputs from users into numbers, formatting output, and preparing data for mathematical calculations or logical comparisons.</text:p>
      <text:h text:style-name="Heading_20_3" text:outline-level="3"><text:span text:style-name="T2">🧬 </text:span><text:span text:style-name="Strong_20_Emphasis"><text:span text:style-name="T2">Syntax:</text:span></text:span></text:h>
      <text:p text:style-name="P11"><text:span text:style-name="Source_20_Text"><text:span text:style-name="T2">new_variable = type_name(old_variable)</text:span></text:span></text:p>
      <text:h text:style-name="Heading_20_3" text:outline-level="3"><text:span text:style-name="T2">🔧 </text:span><text:span text:style-name="Strong_20_Emphasis"><text:span text:style-name="T2">Built-in Type Casting Functions:</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Function</text:p>
            </table:table-cell>
            <table:table-cell table:style-name="Table1.A1" office:value-type="string">
              <text:p text:style-name="P12">Description</text:p>
            </table:table-cell>
            <table:table-cell table:style-name="Table1.A1" office:value-type="string">
              <text:p text:style-name="P12">Example</text:p>
            </table:table-cell>
          </table:table-row>
        </table:table-header-rows>
        <table:table-row>
          <table:table-cell table:style-name="Table1.A1" office:value-type="string">
            <text:p text:style-name="Table_20_Contents"><text:span text:style-name="Source_20_Text"><text:span text:style-name="T2">int()</text:span></text:span></text:p>
          </table:table-cell>
          <table:table-cell table:style-name="Table1.A1" office:value-type="string">
            <text:p text:style-name="P13">Converts to integer</text:p>
          </table:table-cell>
          <table:table-cell table:style-name="Table1.A1" office:value-type="string">
            <text:p text:style-name="Table_20_Contents"><text:span text:style-name="Source_20_Text"><text:span text:style-name="T2">int("10")</text:span></text:span><text:span text:style-name="T2"> → </text:span><text:span text:style-name="Source_20_Text"><text:span text:style-name="T2">10</text:span></text:span></text:p>
          </table:table-cell>
        </table:table-row>
        <table:table-row>
          <table:table-cell table:style-name="Table1.A1" office:value-type="string">
            <text:p text:style-name="Table_20_Contents"><text:span text:style-name="Source_20_Text"><text:span text:style-name="T2">float()</text:span></text:span></text:p>
          </table:table-cell>
          <table:table-cell table:style-name="Table1.A1" office:value-type="string">
            <text:p text:style-name="P13">Converts to floating point</text:p>
          </table:table-cell>
          <table:table-cell table:style-name="Table1.A1" office:value-type="string">
            <text:p text:style-name="Table_20_Contents"><text:span text:style-name="Source_20_Text"><text:span text:style-name="T2">float("3.14")</text:span></text:span><text:span text:style-name="T2"> → </text:span><text:span text:style-name="Source_20_Text"><text:span text:style-name="T2">3.14</text:span></text:span></text:p>
          </table:table-cell>
        </table:table-row>
        <table:table-row>
          <table:table-cell table:style-name="Table1.A1" office:value-type="string">
            <text:p text:style-name="Table_20_Contents"><text:span text:style-name="Source_20_Text"><text:span text:style-name="T2">str()</text:span></text:span></text:p>
          </table:table-cell>
          <table:table-cell table:style-name="Table1.A1" office:value-type="string">
            <text:p text:style-name="P13">Converts to string</text:p>
          </table:table-cell>
          <table:table-cell table:style-name="Table1.A1" office:value-type="string">
            <text:p text:style-name="Table_20_Contents"><text:span text:style-name="Source_20_Text"><text:span text:style-name="T2">str(25)</text:span></text:span><text:span text:style-name="T2"> → </text:span><text:span text:style-name="Source_20_Text"><text:span text:style-name="T2">"25"</text:span></text:span></text:p>
          </table:table-cell>
        </table:table-row>
        <table:table-row>
          <table:table-cell table:style-name="Table1.A1" office:value-type="string">
            <text:p text:style-name="Table_20_Contents"><text:span text:style-name="Source_20_Text"><text:span text:style-name="T2">bool()</text:span></text:span></text:p>
          </table:table-cell>
          <table:table-cell table:style-name="Table1.A1" office:value-type="string">
            <text:p text:style-name="P13">Converts to Boolean</text:p>
          </table:table-cell>
          <table:table-cell table:style-name="Table1.A1" office:value-type="string">
            <text:p text:style-name="Table_20_Contents"><text:span text:style-name="Source_20_Text"><text:span text:style-name="T2">bool(0)</text:span></text:span><text:span text:style-name="T2"> → </text:span><text:span text:style-name="Source_20_Text"><text:span text:style-name="T2">False</text:span></text:span></text:p>
          </table:table-cell>
        </table:table-row>
        <table:table-row>
          <table:table-cell table:style-name="Table1.A1" office:value-type="string">
            <text:p text:style-name="Table_20_Contents"><text:span text:style-name="Source_20_Text"><text:span text:style-name="T2">list()</text:span></text:span></text:p>
          </table:table-cell>
          <table:table-cell table:style-name="Table1.A1" office:value-type="string">
            <text:p text:style-name="P13">Converts to list</text:p>
          </table:table-cell>
          <table:table-cell table:style-name="Table1.A1" office:value-type="string">
            <text:p text:style-name="Table_20_Contents"><text:span text:style-name="Source_20_Text"><text:span text:style-name="T2">list("abc")</text:span></text:span><text:span text:style-name="T2"> → </text:span><text:soft-page-break/><text:span text:style-name="Source_20_Text"><text:span text:style-name="T2">['a','b','c']</text:span></text:span></text:p>
          </table:table-cell>
        </table:table-row>
        <table:table-row>
          <table:table-cell table:style-name="Table1.A1" office:value-type="string">
            <text:p text:style-name="Table_20_Contents"><text:span text:style-name="Source_20_Text"><text:span text:style-name="T2">tuple()</text:span></text:span></text:p>
          </table:table-cell>
          <table:table-cell table:style-name="Table1.A1" office:value-type="string">
            <text:p text:style-name="P13">Converts to tuple</text:p>
          </table:table-cell>
          <table:table-cell table:style-name="Table1.A1" office:value-type="string">
            <text:p text:style-name="Table_20_Contents"><text:span text:style-name="Source_20_Text"><text:span text:style-name="T2">tuple([1,2])</text:span></text:span><text:span text:style-name="T2"> → </text:span><text:span text:style-name="Source_20_Text"><text:span text:style-name="T2">(1,2)</text:span></text:span></text:p>
          </table:table-cell>
        </table:table-row>
        <table:table-row>
          <table:table-cell table:style-name="Table1.A1" office:value-type="string">
            <text:p text:style-name="Table_20_Contents"><text:span text:style-name="Source_20_Text"><text:span text:style-name="T2">set()</text:span></text:span></text:p>
          </table:table-cell>
          <table:table-cell table:style-name="Table1.A1" office:value-type="string">
            <text:p text:style-name="P13">Converts to set (removes duplicates)</text:p>
          </table:table-cell>
          <table:table-cell table:style-name="Table1.A1" office:value-type="string">
            <text:p text:style-name="Table_20_Contents"><text:span text:style-name="Source_20_Text"><text:span text:style-name="T2">set([1,1,2])</text:span></text:span><text:span text:style-name="T2"> → </text:span><text:span text:style-name="Source_20_Text"><text:span text:style-name="T2">{1,2}</text:span></text:span></text:p>
          </table:table-cell>
        </table:table-row>
      </table:table>
      <text:p text:style-name="P8"/>
      <text:h text:style-name="Heading_20_3" text:outline-level="3"><text:span text:style-name="T2">📌 </text:span><text:span text:style-name="Strong_20_Emphasis"><text:span text:style-name="T2">Examples of Type Casting:</text:span></text:span></text:h>
      <text:p text:style-name="P9"><text:span text:style-name="Source_20_Text"><text:span text:style-name="T2"># Convert float to int</text:span></text:span></text:p>
      <text:p text:style-name="P9"><text:span text:style-name="Source_20_Text"><text:span text:style-name="T2">price = 49.99</text:span></text:span></text:p>
      <text:p text:style-name="P9"><text:span text:style-name="Source_20_Text"><text:span text:style-name="T2">price_int = int(price) <text:s/># 49</text:span></text:span></text:p>
      <text:p text:style-name="P10"/>
      <text:p text:style-name="P9"><text:span text:style-name="Source_20_Text"><text:span text:style-name="T2"># Convert int to string</text:span></text:span></text:p>
      <text:p text:style-name="P9"><text:span text:style-name="Source_20_Text"><text:span text:style-name="T2">roll_number = 101</text:span></text:span></text:p>
      <text:p text:style-name="P9"><text:span text:style-name="Source_20_Text"><text:span text:style-name="T2">roll_str = str(roll_number) <text:s/># "101"</text:span></text:span></text:p>
      <text:p text:style-name="P10"/>
      <text:p text:style-name="P9"><text:span text:style-name="Source_20_Text"><text:span text:style-name="T2"># Convert string to float</text:span></text:span></text:p>
      <text:p text:style-name="P9"><text:span text:style-name="Source_20_Text"><text:span text:style-name="T2">weight_str = "65.7"</text:span></text:span></text:p>
      <text:p text:style-name="P9"><text:span text:style-name="Source_20_Text"><text:span text:style-name="T2">weight_float = float(weight_str) <text:s/># 65.7</text:span></text:span></text:p>
      <text:p text:style-name="P10"/>
      <text:p text:style-name="P9"><text:span text:style-name="Source_20_Text"><text:span text:style-name="T2"># Convert list to set</text:span></text:span></text:p>
      <text:p text:style-name="P9"><text:span text:style-name="Source_20_Text"><text:span text:style-name="T2">my_list = [1, 2, 2, 3]</text:span></text:span></text:p>
      <text:p text:style-name="P11"><text:span text:style-name="Source_20_Text"><text:span text:style-name="T2">unique_set = set(my_list) <text:s/># {1, 2, 3}</text:span></text:span></text:p>
      <text:p text:style-name="P8"/>
      <text:h text:style-name="Heading_20_2" text:outline-level="2"><text:span text:style-name="T2">🔍 </text:span><text:span text:style-name="Strong_20_Emphasis"><text:span text:style-name="T2">Differences between Implicit and Explicit Conversion</text:span></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Feature</text:p>
            </table:table-cell>
            <table:table-cell table:style-name="Table2.A1" office:value-type="string">
              <text:p text:style-name="P12">Implicit Conversion</text:p>
            </table:table-cell>
            <table:table-cell table:style-name="Table2.A1" office:value-type="string">
              <text:p text:style-name="P12">Explicit Conversion</text:p>
            </table:table-cell>
          </table:table-row>
        </table:table-header-rows>
        <table:table-row>
          <table:table-cell table:style-name="Table2.A1" office:value-type="string">
            <text:p text:style-name="P13">Initiated By</text:p>
          </table:table-cell>
          <table:table-cell table:style-name="Table2.A1" office:value-type="string">
            <text:p text:style-name="P13">Python interpreter</text:p>
          </table:table-cell>
          <table:table-cell table:style-name="Table2.A1" office:value-type="string">
            <text:p text:style-name="P13">Programmer</text:p>
          </table:table-cell>
        </table:table-row>
        <table:table-row>
          <table:table-cell table:style-name="Table2.A1" office:value-type="string">
            <text:p text:style-name="P13">Type Safety</text:p>
          </table:table-cell>
          <table:table-cell table:style-name="Table2.A1" office:value-type="string">
            <text:p text:style-name="P13">High (safe promotions only)</text:p>
          </table:table-cell>
          <table:table-cell table:style-name="Table2.A1" office:value-type="string">
            <text:p text:style-name="P13">May raise errors if invalid</text:p>
          </table:table-cell>
        </table:table-row>
        <table:table-row>
          <table:table-cell table:style-name="Table2.A1" office:value-type="string">
            <text:p text:style-name="P13">Flexibility</text:p>
          </table:table-cell>
          <table:table-cell table:style-name="Table2.A1" office:value-type="string">
            <text:p text:style-name="P13">Limited</text:p>
          </table:table-cell>
          <table:table-cell table:style-name="Table2.A1" office:value-type="string">
            <text:p text:style-name="P13">More flexible</text:p>
          </table:table-cell>
        </table:table-row>
        <table:table-row>
          <table:table-cell table:style-name="Table2.A1" office:value-type="string">
            <text:p text:style-name="P13">Syntax</text:p>
          </table:table-cell>
          <table:table-cell table:style-name="Table2.A1" office:value-type="string">
            <text:p text:style-name="P13">Handled automatically</text:p>
          </table:table-cell>
          <table:table-cell table:style-name="Table2.A1" office:value-type="string">
            <text:p text:style-name="P13">Requires function call</text:p>
          </table:table-cell>
        </table:table-row>
        <table:table-row>
          <table:table-cell table:style-name="Table2.A1" office:value-type="string">
            <text:p text:style-name="P13">Examples</text:p>
          </table:table-cell>
          <table:table-cell table:style-name="Table2.A1" office:value-type="string">
            <text:p text:style-name="Table_20_Contents"><text:span text:style-name="Source_20_Text"><text:span text:style-name="T2">int + float → float</text:span></text:span></text:p>
          </table:table-cell>
          <table:table-cell table:style-name="Table2.A1" office:value-type="string">
            <text:p text:style-name="Table_20_Contents"><text:span text:style-name="Source_20_Text"><text:span text:style-name="T2">int("10")</text:span></text:span><text:span text:style-name="T2">, </text:span><text:span text:style-name="Source_20_Text"><text:span text:style-name="T2">float("5.5")</text:span></text:span></text:p>
          </table:table-cell>
        </table:table-row>
      </table:table>
      <text:p text:style-name="P8"/>
      <text:h text:style-name="Heading_20_2" text:outline-level="2"><text:soft-page-break/><text:span text:style-name="T8">📚 </text:span><text:span text:style-name="Strong_20_Emphasis"><text:span text:style-name="T8">Uses of Type Casting and Conversion in Python</text:span></text:span></text:h>
      <text:list xml:id="list808009311" text:style-name="L2">
        <text:list-item>
          <text:p text:style-name="P2"><text:span text:style-name="T2">✅ </text:span><text:span text:style-name="Strong_20_Emphasis"><text:span text:style-name="T2">Reading User Input</text:span></text:span><text:span text:style-name="T2">: Converting string input to integer or float for calculations.</text:span></text:p>
        </text:list-item>
        <text:list-item>
          <text:p text:style-name="P2"><text:span text:style-name="T2">✅ </text:span><text:span text:style-name="Strong_20_Emphasis"><text:span text:style-name="T2">File/Data Parsing</text:span></text:span><text:span text:style-name="T2">: Converting file data (often strings) into usable formats.</text:span></text:p>
        </text:list-item>
        <text:list-item>
          <text:p text:style-name="P2"><text:span text:style-name="T2">✅ </text:span><text:span text:style-name="Strong_20_Emphasis"><text:span text:style-name="T2">Mathematical Computation</text:span></text:span><text:span text:style-name="T2">: Ensuring compatible types before performing arithmetic.</text:span></text:p>
        </text:list-item>
        <text:list-item>
          <text:p text:style-name="P2"><text:span text:style-name="T2">✅ </text:span><text:span text:style-name="Strong_20_Emphasis"><text:span text:style-name="T2">APIs/Databases</text:span></text:span><text:span text:style-name="T2">: Handling data types that come from external systems.</text:span></text:p>
        </text:list-item>
        <text:list-item>
          <text:p text:style-name="P2"><text:span text:style-name="T2">✅ </text:span><text:span text:style-name="Strong_20_Emphasis"><text:span text:style-name="T2">Data Cleaning</text:span></text:span><text:span text:style-name="T2">: Converting inconsistent types to standard formats (e.g., string dates to datetime).</text:span></text:p>
        </text:list-item>
        <text:list-item>
          <text:p text:style-name="P2"><text:span text:style-name="T2">✅ </text:span><text:span text:style-name="Strong_20_Emphasis"><text:span text:style-name="T2">UI/UX Presentation</text:span></text:span><text:span text:style-name="T2">: Formatting numbers or dates as strings for display.</text:span></text:p>
        </text:list-item>
      </text:list>
      <text:p text:style-name="P8"/>
      <text:h text:style-name="Heading_20_2" text:outline-level="2"><text:span text:style-name="T2">🌟 </text:span><text:span text:style-name="Strong_20_Emphasis"><text:span text:style-name="T2">Importance of Type Conversion and Type Casting </text:span></text:span></text:h>
      <text:p text:style-name="P4">Type casting and conversion are fundamental in making Python a flexible and user-friendly language. These concepts allow programs to handle different data types efficiently and ensure that data can be processed, stored, and transmitted in the correct formats. They are particularly important in:</text:p>
      <text:list xml:id="list3280962709" text:style-name="L3">
        <text:list-item>
          <text:p text:style-name="P3"><text:span text:style-name="T2">🧩 </text:span><text:span text:style-name="Strong_20_Emphasis"><text:span text:style-name="T2">Interoperability</text:span></text:span><text:span text:style-name="T2">: Working with multiple types (strings, numbers, lists, etc.)</text:span></text:p>
        </text:list-item>
        <text:list-item>
          <text:p text:style-name="P3"><text:span text:style-name="T2">🚫 </text:span><text:span text:style-name="Strong_20_Emphasis"><text:span text:style-name="T2">Error Prevention</text:span></text:span><text:span text:style-name="T2">: Avoiding type mismatch issues in arithmetic or comparisons</text:span></text:p>
        </text:list-item>
        <text:list-item>
          <text:p text:style-name="P3"><text:span text:style-name="T2">🧪 </text:span><text:span text:style-name="Strong_20_Emphasis"><text:span text:style-name="T2">Data Analysis</text:span></text:span><text:span text:style-name="T2">: Preparing and converting raw data into the right format</text:span></text:p>
        </text:list-item>
        <text:list-item>
          <text:p text:style-name="P3"><text:span text:style-name="T2">💻 </text:span><text:span text:style-name="Strong_20_Emphasis"><text:span text:style-name="T2">Programming Logic</text:span></text:span><text:span text:style-name="T2">: Implementing algorithms that depend on data types</text:span></text:p>
        </text:list-item>
        <text:list-item>
          <text:p text:style-name="P3"><text:span text:style-name="T2">🌐 </text:span><text:span text:style-name="Strong_20_Emphasis"><text:span text:style-name="T2">Web &amp; API Development</text:span></text:span><text:span text:style-name="T2">: Processing JSON/XML data where types matter</text:span></text:p>
        </text:list-item>
      </text:list>
      <text:p text:style-name="P4">Without proper type conversion, even simple operations like adding a number to user input would fail, because input data is typically received as a string, not a number.</text:p>
      <text:p text:style-name="P8"/>
      <text:h text:style-name="Heading_20_2" text:outline-level="2"><text:span text:style-name="T8">📝 </text:span><text:span text:style-name="Strong_20_Emphasis"><text:span text:style-name="T8">Conclusion</text:span></text:span></text:h>
      <text:p text:style-name="P4">Type casting and type conversion are two of the most essential features in Python, forming the backbone of how data is handled in real-world programming. With Python's <text:soft-page-break/>dynamic typing system, variables do not need to be declared with a specific data type. However, understanding how and when to convert between types becomes critical for writing correct, safe, and maintainable code.</text:p>
      <text:p text:style-name="Text_20_body"><text:span text:style-name="Strong_20_Emphasis"><text:span text:style-name="T2">Implicit conversion</text:span></text:span><text:span text:style-name="T2"> makes the language easier to use by automatically promoting types in expressions to avoid loss of precision. </text:span><text:span text:style-name="Strong_20_Emphasis"><text:span text:style-name="T2">Explicit conversion</text:span></text:span><text:span text:style-name="T2">, on the other hand, gives the programmer full control to enforce data compatibility when needed. It ensures that different parts of a program interact seamlessly even when they expect data in different formats.</text:span></text:p>
      <text:p text:style-name="P4">By mastering both, programmers can build robust programs that can:</text:p>
      <text:list xml:id="list3534913629" text:style-name="L4">
        <text:list-item>
          <text:p text:style-name="P6">Handle diverse input,</text:p>
        </text:list-item>
        <text:list-item>
          <text:p text:style-name="P6">Process external data formats,</text:p>
        </text:list-item>
        <text:list-item>
          <text:p text:style-name="P6">Work across platforms and APIs,</text:p>
        </text:list-item>
        <text:list-item>
          <text:p text:style-name="P6">And maintain data integrity.</text:p>
        </text:list-item>
      </text:list>
      <text:p text:style-name="Text_20_body"><text:span text:style-name="T2">In conclusion, type casting and conversion are not just syntactic tricks but </text:span><text:span text:style-name="Strong_20_Emphasis"><text:span text:style-name="T2">powerful tools that enhance Python’s flexibility, reliability, and usability</text:span></text:span><text:span text:style-name="T2"> across applications in data science, web development, automation, AI, and mor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09T14:09:18.514000000</meta:creation-date>
    <dc:date>2025-05-09T14:22:17.126000000</dc:date>
    <meta:editing-duration>PT2M47S</meta:editing-duration>
    <meta:editing-cycles>2</meta:editing-cycles>
    <meta:generator>Neat_Office/6.2.8.2$Windows_x86 LibreOffice_project/</meta:generator>
    <meta:document-statistic meta:table-count="2" meta:image-count="0" meta:object-count="0" meta:page-count="5" meta:paragraph-count="110" meta:word-count="981" meta:character-count="6249" meta:non-whitespace-character-count="5350"/>
  </office:meta>
</office:document-meta>
</file>